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6">
      <style:graphic-properties draw:fill="none" draw:stroke="solid" svg:stroke-width="0.00694in" svg:stroke-color="#4472c4" draw:marker-end="a415" svg:stroke-opacity="100%" draw:stroke-linejoin="miter" svg:stroke-linecap="butt"/>
    </style:style>
    <style:style style:family="graphic" style:name="a418">
      <style:graphic-properties draw:fill="none" draw:stroke="solid" svg:stroke-width="0.00694in" svg:stroke-color="#4472c4" draw:marker-end="a417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0694in" svg:stroke-color="#4472c4" draw:marker-end="a419" svg:stroke-opacity="100%" draw:stroke-linejoin="miter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>
      <style:graphic-properties draw:fill="none" draw:stroke="solid" svg:stroke-width="0.02431in" svg:stroke-color="#4472c4" draw:marker-end="a425" svg:stroke-opacity="100%" draw:stroke-linejoin="miter" svg:stroke-linecap="butt"/>
    </style:style>
    <style:style style:family="text" style:name="a42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1389in" svg:stroke-color="#4472c4" draw:marker-end="a389" svg:stroke-opacity="100%" draw:stroke-linejoin="miter" svg:stroke-linecap="butt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width="1.36454in" svg:height="0.36491in" draw:id="id63" draw:style-name="a384" draw:transform="translate(-0.68227in -0.18246in) rotate(-4.71239) translate(4.39147in 3.36461in)" draw:name="Rectangle 4">
          <svg:title/>
          <svg:desc/>
          <text:p text:style-name="a383" text:class-names="" text:cond-style-name=""><text:span text:style-name="a381" text:class-names="">Conf Bit Index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6454in" svg:height="2.40368in" draw:id="id64" draw:style-name="a388" draw:transform="translate(-0.68227in -1.20184in) rotate(-4.71239) translate(7.04865in 3.36461in)" draw:name="Rectangle 5">
          <svg:title/>
          <svg:desc/>
          <text:p text:style-name="a387" text:class-names="" text:cond-style-name=""><text:span text:style-name="a385" text:class-names="">Payload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20901in" svg:y1="3.36461in" svg:x2="8.25049in" svg:y2="3.38399in" draw:end-shape="id63" draw:end-glue-point="0" draw:id="id65" draw:style-name="a390" draw:transform="translate(-6.22975in -3.3743in) rotate(-3.14159) translate(6.22975in 3.3743in)" draw:name="Connector: Elbow 7">
          <svg:title/>
          <svg:desc/>
        </draw:connector>
        <draw:custom-shape svg:width="1.36454in" svg:height="0.36491in" draw:id="id66" draw:style-name="a394" draw:transform="translate(-0.68227in -0.18246in) rotate(-4.71239) translate(4.94081in 3.3646in)" draw:name="Rectangle 11">
          <svg:title/>
          <svg:desc/>
          <text:p text:style-name="a393" text:class-names="" text:cond-style-name=""><text:span text:style-name="a391" text:class-names="">Conf word 1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6454in" svg:height="0.36491in" draw:id="id67" draw:style-name="a398" draw:transform="translate(-0.68227in -0.18246in) rotate(-4.71239) translate(5.47992in 3.3646in)" draw:name="Rectangle 12">
          <svg:title/>
          <svg:desc/>
          <text:p text:style-name="a397" text:class-names="" text:cond-style-name=""><text:span text:style-name="a395" text:class-names="">Conf word 2</text:span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6491in" svg:height="2.2882in" draw:id="id68" draw:style-name="a401" draw:transform="translate(-0.18246in -1.1441in) rotate(-4.71239) translate(4.94907in 2.44065in)" draw:name="Left Brace 14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69" draw:style-name="a414" draw:name="TextBox 18" svg:x="3.69807in" svg:y="1.70411in" svg:width="2.59539in" svg:height="0.70684in">
          <draw:text-box>
            <text:p text:style-name="a406" text:class-names="" text:cond-style-name=""><text:span text:style-name="a402" text:class-names=""> </text:span><text:span text:style-name="a403" text:class-names="">spi_transfer_loop_stop</text:span><text:span text:style-name="a404" text:class-names="">()</text:span><text:span text:style-name="a405" text:class-names="">;<text:line-break/></text:span></text:p>
            <text:p text:style-name="a413" text:class-names="" text:cond-style-name=""><text:span text:style-name="a407" text:class-names="">Zeros out</text:span><text:span text:style-name="a408" text:class-names=""><text:s text:c="1"/></text:span><text:span text:style-name="a409" text:class-names="">SPI</text:span><text:span text:style-name="a410" text:class-names="">_USR_CONF_</text:span><text:span text:style-name="a411" text:class-names="">NXT bit to break transaction and triggers an interrupt.</text:span><text:span text:style-name="a412" text:class-names=""/></text:p>
          </draw:text-box>
          <svg:title/>
          <svg:desc/>
        </draw:frame>
        <draw:connector draw:type="line" svg:x1="4.57392in" svg:y1="3.36461in" draw:start-shape="id63" draw:start-glue-point="2" svg:x2="4.75835in" svg:y2="3.36461in" draw:end-shape="id66" draw:end-glue-point="0" draw:id="id70" draw:style-name="a416" draw:name="Straight Arrow Connector 20">
          <svg:title/>
          <svg:desc/>
        </draw:connector>
        <draw:connector draw:type="line" svg:x1="5.12327in" svg:y1="3.36461in" draw:start-shape="id66" draw:start-glue-point="2" svg:x2="5.29746in" svg:y2="3.3646in" draw:end-shape="id67" draw:end-glue-point="0" draw:id="id71" draw:style-name="a418" draw:name="Straight Arrow Connector 21">
          <svg:title/>
          <svg:desc/>
        </draw:connector>
        <draw:connector draw:type="line" svg:x1="5.66238in" svg:y1="3.3646in" draw:start-shape="id67" draw:start-glue-point="2" svg:x2="5.84681in" svg:y2="3.36461in" draw:end-shape="id64" draw:end-glue-point="0" draw:id="id72" draw:style-name="a420" draw:name="Straight Arrow Connector 26">
          <svg:title/>
          <svg:desc/>
        </draw:connector>
        <draw:frame draw:id="id73" draw:style-name="a424" draw:name="TextBox 31" svg:x="4.5312in" svg:y="4.82625in" svg:width="3.47754in" svg:height="0.23561in">
          <draw:text-box>
            <text:p text:style-name="a423" text:class-names="" text:cond-style-name=""><text:span text:style-name="a421" text:class-names="">SPI DMA Linked List Loops Back to First DMA Descriptor</text:span><text:span text:style-name="a422" text:class-names=""/></text:p>
          </draw:text-box>
          <svg:title/>
          <svg:desc/>
        </draw:frame>
        <draw:connector draw:type="line" svg:x1="2.73958in" svg:y1="3.3646in" svg:x2="4.20901in" svg:y2="3.36461in" draw:end-shape="id63" draw:end-glue-point="0" draw:id="id74" draw:style-name="a426" draw:name="Straight Arrow Connector 33">
          <svg:title/>
          <svg:desc/>
        </draw:connector>
        <draw:frame draw:id="id75" draw:style-name="a434" draw:name="TextBox 35" svg:x="0.45101in" svg:y="3.21955in" svg:width="2.3382in" svg:height="0.26927in">
          <draw:text-box>
            <text:p text:style-name="a433" text:class-names="" text:cond-style-name=""><text:span text:style-name="a427" text:class-names=""> </text:span><text:span text:style-name="a428" text:class-names="">spi_</text:span><text:span text:style-name="a429" text:class-names="">transfer</text:span><text:span text:style-name="a430" text:class-names="">_loop_start</text:span><text:span text:style-name="a431" text:class-names="">()</text:span><text:span text:style-name="a432" text:class-names="">;</text:span></text:p>
          </draw:text-box>
          <svg:title/>
          <svg:desc/>
        </draw:frame>
        <draw:custom-shape svg:width="0.21138in" svg:height="1.49337in" draw:id="id76" draw:style-name="a437" draw:transform="translate(-0.10569in -0.74668in) rotate(-4.71239) translate(4.95569in 4.22174in)" draw:name="Left Brace 38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9767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77" draw:style-name="a441" draw:name="TextBox 39" svg:x="4.19021in" svg:y="4.28858in" svg:width="1.70433in" svg:height="0.23561in">
          <draw:text-box>
            <text:p text:style-name="a440" text:class-names="" text:cond-style-name=""><text:span text:style-name="a438" text:class-names="">Linked to from DMA Descriptor 0</text:span><text:span text:style-name="a439" text:class-names=""/></text:p>
          </draw:text-box>
          <svg:title/>
          <svg:desc/>
        </draw:frame>
        <draw:custom-shape svg:width="0.21138in" svg:height="2.38488in" draw:id="id78" draw:style-name="a444" draw:transform="translate(-0.10569in -1.19244in) rotate(-4.71239) translate(7.05805in 4.22174in)" draw:name="Left Brace 40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9767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79" draw:style-name="a450" draw:name="TextBox 41" svg:x="6.22975in" svg:y="4.28858in" svg:width="1.98657in" svg:height="0.23561in">
          <draw:text-box>
            <text:p text:style-name="a449" text:class-names="" text:cond-style-name=""><text:span text:style-name="a445" text:class-names="">Payload covered by<text:s text:c="1"/></text:span><text:span text:style-name="a446" text:class-names="">N</text:span><text:span text:style-name="a447" text:class-names=""><text:s text:c="1"/>DMA Descriptors</text:span><text:span text:style-name="a44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9" svg:viewBox="0 0 20 30" svg:d="m10 0-10 30h20z"/>
    <draw:marker draw:name="a425" svg:viewBox="0 0 20 30" svg:d="m10 0-10 30h20z"/>
    <draw:marker draw:name="a389" svg:viewBox="0 0 20 30" svg:d="m10 0-10 30h20z"/>
    <draw:marker draw:name="a415" svg:viewBox="0 0 20 30" svg:d="m10 0-10 30h20z"/>
    <draw:marker draw:name="a41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Anonymous</meta:initial-creator>
    <dc:creator>Anonymous</dc:creator>
    <meta:creation-date>2024-07-03T16:10:09Z</meta:creation-date>
    <dc:date>2024-07-03T17:24:54Z</dc:date>
    <meta:editing-cycles>1</meta:editing-cycles>
    <meta:editing-duration>PT4485S</meta:editing-duration>
    <meta:document-statistic meta:paragraph-count="10" meta:word-count="69"/>
  </office:meta>
</office:document-meta>
</file>